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6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7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9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SQL<text:s/></text:p>
      <text:p text:style-name="Normale"/>
      <text:p text:style-name="Normale">TABLE LOG_REG</text:p>
      <text:p text:style-name="Normale">CREATE TABLE log_reg (</text:p>
      <text:p text:style-name="Normale"><text:s text:c="2"/>CodiceFiscale CHAR(16) NOT NULL PRIMARY KEY,</text:p>
      <text:p text:style-name="Normale"><text:s text:c="2"/>password CHAR(20) NOT NULL</text:p>
      <text:p text:style-name="P2">);</text:p>
      <text:p text:style-name="P3"/>
      <text:p text:style-name="Normale"/>
      <text:p text:style-name="Normale">TABLE DONATORE</text:p>
      <text:p text:style-name="Normale">create table donatore (</text:p>
      <text:p text:style-name="Normale">CodiceFiscale CHAR(16) unique,</text:p>
      <text:p text:style-name="Normale">Cognome CHAR(30) NOT NULL,</text:p>
      <text:p text:style-name="Normale">Nome<text:s/>CHAR(30) NOT NULL,</text:p>
      <text:p text:style-name="Normale">DataDiNascita date NOT NULL,</text:p>
      <text:p text:style-name="Normale">Sesso CHAR(1) NOT NULL,</text:p>
      <text:p text:style-name="Normale">GruppoSanguigno CHAR (4) NOT NULL,</text:p>
      <text:p text:style-name="Normale">Foreign key(CodiceFiscale)</text:p>
      <text:p text:style-name="Normale">references log_reg(CodiceFiscale)</text:p>
      <text:p text:style-name="P4">)</text:p>
      <text:p text:style-name="P5"/>
      <text:p text:style-name="Normale"/>
      <text:p text:style-name="Normale">TABLE PRENOTAZIONE</text:p>
      <text:p text:style-name="Normale">create Table prenotazione(</text:p>
      <text:p text:style-name="Normale">CodiceFiscale CHAR(16),</text:p>
      <text:p text:style-name="Normale">DataPrenotazione date,</text:p>
      <text:p text:style-name="Normale">OraPrenotazione Time,</text:p>
      <text:p text:style-name="Normale">Foreign key(CodiceFiscale)</text:p>
      <text:p text:style-name="Normale">references donatore(CodiceFiscale),</text:p>
      <text:p text:style-name="Normale">UNIQUE(CodiceFiscale, DataPrenotazione)</text:p>
      <text:p text:style-name="P6">)</text:p>
      <text:p text:style-name="P7"/>
      <text:p text:style-name="P8"/>
      <text:p text:style-name="P9">TABLE DONAZIONE</text:p>
      <text:p text:style-name="Normale">create table donazione (</text:p>
      <text:p text:style-name="Normale">CodiceFiscale CHAR(16),</text:p>
      <text:p text:style-name="Normale">DataDonazione DATE,</text:p>
      <text:p text:style-name="Normale">Foreign key(CodiceFiscale)</text:p>
      <text:p text:style-name="Normale">references donatore(CodiceFiscale),</text:p>
      <text:p text:style-name="Normale">UNIQUE (CodiceFiscale, DataDonazione)</text:p>
      <text:p text:style-name="P10">)</text:p>
      <text:p text:style-name="Normale"/>
      <text:p text:style-name="Normale"/>
      <text:p text:style-name="Normale">TABLE RICHIESTA</text:p>
      <text:p text:style-name="Normale">create Table richiesta(</text:p>
      <text:p text:style-name="Normale">CodiceFiscale CHAR(16),</text:p>
      <text:p text:style-name="Normale">GruppoSanguigno CHAR (4),</text:p>
      <text:p text:style-name="Normale">Quantità int,</text:p>
      <text:p text:style-name="Normale">EffettuatoONo char(14),</text:p>
      <text:p text:style-name="Normale">NUMID INT AUTO_INCREMENT PRIMARY KEY</text:p>
      <text:p text:style-name="Normale">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razio Tandurella</meta:initial-creator>
    <dc:creator>Orazio Tandurella</dc:creator>
    <meta:creation-date>2023-02-27T12:41:00Z</meta:creation-date>
    <dc:date>2023-02-27T12:45:00Z</dc:date>
    <meta:template xlink:href="Normal" xlink:type="simple"/>
    <meta:editing-cycles>4</meta:editing-cycles>
    <meta:editing-duration>PT360S</meta:editing-duration>
    <meta:document-statistic meta:page-count="1" meta:paragraph-count="1" meta:word-count="145" meta:character-count="976" meta:row-count="6" meta:non-whitespace-character-count="832"/>
  </office:meta>
</office:document-meta>
</file>